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92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2.0665in"/>
    </style:style>
    <style:style style:name="co4" style:family="table-column">
      <style:table-column-properties fo:break-before="auto" style:column-width="2.0252in"/>
    </style:style>
    <style:style style:name="co5" style:family="table-column">
      <style:table-column-properties fo:break-before="auto" style:column-width="2.0134in"/>
    </style:style>
    <style:style style:name="co6" style:family="table-column">
      <style:table-column-properties fo:break-before="auto" style:column-width="1.786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886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31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/>
    </style:style>
    <style:style style:name="ce7" style:family="table-cell" style:parent-style-name="Default" style:data-style-name="N131">
      <style:table-cell-properties style:text-align-source="fix" style:repeat-content="false" fo:border="0.74pt solid #000000"/>
      <style:paragraph-properties fo:text-align="center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fo:color="#5eb91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5eb91e"/>
    </style:style>
    <style:style style:name="ce10" style:family="table-cell" style:parent-style-name="Default" style:data-style-name="N131">
      <style:table-cell-properties style:text-align-source="fix" style:repeat-content="false" fo:border="0.74pt solid #000000"/>
      <style:paragraph-properties fo:text-align="center" fo:margin-left="0in"/>
      <style:text-properties fo:color="#5eb91e"/>
    </style:style>
    <style:style style:name="ce11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0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NUMBER OF DIGITS</text:p>
            <text:p/>
            <text:p>“n”</text:p>
          </table:table-cell>
          <table:table-cell table:style-name="ce1" office:value-type="string" calcext:value-type="string">
            <text:p>NUMBER OF COMPARISONS EACH ROUND</text:p>
            <text:p/>
            <text:p>“x = n-1”</text:p>
          </table:table-cell>
          <table:table-cell table:style-name="ce5" office:value-type="string" calcext:value-type="string">
            <text:p>“X^2”</text:p>
          </table:table-cell>
          <table:table-cell table:style-name="ce8" office:value-type="string" calcext:value-type="string">
            <text:p>“X(X+1)/2”</text:p>
          </table:table-cell>
          <table:table-cell table:style-name="ce11" office:value-type="string" calcext:value-type="string">
            <text:p>WASTAGE</text:p>
            <text:p/>
            <text:p>“X^2 – (X(X+1)/2)”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6"/>
          <table:table-cell table:style-name="ce9"/>
          <table:table-cell table:style-name="ce1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3:.A12]-1" office:value-type="float" office:value="9" calcext:value-type="float">
            <text:p>9</text:p>
          </table:table-cell>
          <table:table-cell table:formula="of:=[.B3]*[.B3]" office:value-type="float" office:value="81" calcext:value-type="float">
            <text:p>81</text:p>
          </table:table-cell>
          <table:table-cell table:formula="of:=[.B3]*([.B3]+1)/2" office:value-type="float" office:value="45" calcext:value-type="float">
            <text:p>45</text:p>
          </table:table-cell>
          <table:table-cell table:formula="of:=([.B3]*[.B3])-([.B3]*([.B3]+1)/2)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[.B4]*[.B4]" office:value-type="float" office:value="2401" calcext:value-type="float">
            <text:p>2,401</text:p>
          </table:table-cell>
          <table:table-cell table:formula="of:=[.B4]*([.B4]+1)/2" office:value-type="float" office:value="1225" calcext:value-type="float">
            <text:p>1,225</text:p>
          </table:table-cell>
          <table:table-cell table:formula="of:=([.B4]*[.B4])-([.B4]*([.B4]+1)/2)" office:value-type="float" office:value="1176" calcext:value-type="float">
            <text:p>1,176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5:.A13]-1" office:value-type="float" office:value="99" calcext:value-type="float">
            <text:p>99</text:p>
          </table:table-cell>
          <table:table-cell table:formula="of:=[.B5]*[.B5]" office:value-type="float" office:value="9801" calcext:value-type="float">
            <text:p>9,801</text:p>
          </table:table-cell>
          <table:table-cell table:formula="of:=[.B5]*([.B5]+1)/2" office:value-type="float" office:value="4950" calcext:value-type="float">
            <text:p>4,950</text:p>
          </table:table-cell>
          <table:table-cell table:formula="of:=([.B5]*[.B5])-([.B5]*([.B5]+1)/2)" office:value-type="float" office:value="4851" calcext:value-type="float">
            <text:p>4,851</text:p>
          </table:table-cell>
          <table:table-cell/>
        </table:table-row>
        <table:table-row table:style-name="ro2">
          <table:table-cell office:value-type="float" office:value="1000" calcext:value-type="float">
            <text:p>1,000</text:p>
          </table:table-cell>
          <table:table-cell table:formula="of:=[.A6:.A14]-1" office:value-type="float" office:value="999" calcext:value-type="float">
            <text:p>999</text:p>
          </table:table-cell>
          <table:table-cell table:formula="of:=[.B6]*[.B6]" office:value-type="float" office:value="998001" calcext:value-type="float">
            <text:p>998,001</text:p>
          </table:table-cell>
          <table:table-cell table:formula="of:=[.B6]*([.B6]+1)/2" office:value-type="float" office:value="499500" calcext:value-type="float">
            <text:p>499,500</text:p>
          </table:table-cell>
          <table:table-cell table:formula="of:=([.B6]*[.B6])-([.B6]*([.B6]+1)/2)" office:value-type="float" office:value="498501" calcext:value-type="float">
            <text:p>498,501</text:p>
          </table:table-cell>
          <table:table-cell/>
        </table:table-row>
        <table:table-row table:style-name="ro2">
          <table:table-cell office:value-type="float" office:value="10000" calcext:value-type="float">
            <text:p>10,000</text:p>
          </table:table-cell>
          <table:table-cell table:formula="of:=[.A7:.A15]-1" office:value-type="float" office:value="9999" calcext:value-type="float">
            <text:p>9,999</text:p>
          </table:table-cell>
          <table:table-cell table:formula="of:=[.B7]*[.B7]" office:value-type="float" office:value="99980001" calcext:value-type="float">
            <text:p>99,980,001</text:p>
          </table:table-cell>
          <table:table-cell table:formula="of:=[.B7]*([.B7]+1)/2" office:value-type="float" office:value="49995000" calcext:value-type="float">
            <text:p>49,995,000</text:p>
          </table:table-cell>
          <table:table-cell table:formula="of:=([.B7]*[.B7])-([.B7]*([.B7]+1)/2)" office:value-type="float" office:value="49985001" calcext:value-type="float">
            <text:p>49,985,001</text:p>
          </table:table-cell>
          <table:table-cell/>
        </table:table-row>
        <table:table-row table:style-name="ro2">
          <table:table-cell office:value-type="float" office:value="100000" calcext:value-type="float">
            <text:p>100,000</text:p>
          </table:table-cell>
          <table:table-cell table:formula="of:=[.A8:.A16]-1" office:value-type="float" office:value="99999" calcext:value-type="float">
            <text:p>99,999</text:p>
          </table:table-cell>
          <table:table-cell table:formula="of:=[.B8]*[.B8]" office:value-type="float" office:value="9999800001" calcext:value-type="float">
            <text:p>9,999,800,001</text:p>
          </table:table-cell>
          <table:table-cell table:formula="of:=[.B8]*([.B8]+1)/2" office:value-type="float" office:value="4999950000" calcext:value-type="float">
            <text:p>4,999,950,000</text:p>
          </table:table-cell>
          <table:table-cell table:formula="of:=([.B8]*[.B8])-([.B8]*([.B8]+1)/2)" office:value-type="float" office:value="4999850001" calcext:value-type="float">
            <text:p>4,999,850,001</text:p>
          </table:table-cell>
          <table:table-cell/>
        </table:table-row>
        <table:table-row table:style-name="ro2">
          <table:table-cell office:value-type="float" office:value="1000000" calcext:value-type="float">
            <text:p>1,000,000</text:p>
          </table:table-cell>
          <table:table-cell table:formula="of:=[.A9:.A17]-1" office:value-type="float" office:value="999999" calcext:value-type="float">
            <text:p>999,999</text:p>
          </table:table-cell>
          <table:table-cell table:formula="of:=[.B9]*[.B9]" office:value-type="float" office:value="999998000001" calcext:value-type="float">
            <text:p>999,998,000,001</text:p>
          </table:table-cell>
          <table:table-cell table:formula="of:=[.B9]*([.B9]+1)/2" office:value-type="float" office:value="499999500000" calcext:value-type="float">
            <text:p>499,999,500,000</text:p>
          </table:table-cell>
          <table:table-cell table:formula="of:=([.B9]*[.B9])-([.B9]*([.B9]+1)/2)" office:value-type="float" office:value="499998500001" calcext:value-type="float">
            <text:p>499,998,500,001</text:p>
          </table:table-cell>
          <table:table-cell/>
        </table:table-row>
        <table:table-row table:style-name="ro2">
          <table:table-cell office:value-type="float" office:value="10000000" calcext:value-type="float">
            <text:p>10,000,000</text:p>
          </table:table-cell>
          <table:table-cell table:formula="of:=[.A10:.A18]-1" office:value-type="float" office:value="9999999" calcext:value-type="float">
            <text:p>9,999,999</text:p>
          </table:table-cell>
          <table:table-cell table:formula="of:=[.B10]*[.B10]" office:value-type="float" office:value="99999980000001" calcext:value-type="float">
            <text:p>99,999,980,000,001</text:p>
          </table:table-cell>
          <table:table-cell table:formula="of:=[.B10]*([.B10]+1)/2" office:value-type="float" office:value="49999995000000" calcext:value-type="float">
            <text:p>49,999,995,000,000</text:p>
          </table:table-cell>
          <table:table-cell table:formula="of:=([.B10]*[.B10])-([.B10]*([.B10]+1)/2)" office:value-type="float" office:value="49999985000001" calcext:value-type="float">
            <text:p>49,999,985,000,001</text:p>
          </table:table-cell>
          <table:table-cell/>
        </table:table-row>
        <table:table-row table:style-name="ro2">
          <table:table-cell office:value-type="float" office:value="100000000" calcext:value-type="float">
            <text:p>100,000,000</text:p>
          </table:table-cell>
          <table:table-cell table:formula="of:=[.A11:.A19]-1" office:value-type="float" office:value="99999999" calcext:value-type="float">
            <text:p>99,999,999</text:p>
          </table:table-cell>
          <table:table-cell table:formula="of:=[.B11]*[.B11]" office:value-type="float" office:value="9.9999998E+015" calcext:value-type="float">
            <text:p>9,999,999,800,000,000</text:p>
          </table:table-cell>
          <table:table-cell table:formula="of:=[.B11]*([.B11]+1)/2" office:value-type="float" office:value="4999999950000000" calcext:value-type="float">
            <text:p>4,999,999,950,000,000</text:p>
          </table:table-cell>
          <table:table-cell table:formula="of:=([.B11]*[.B11])-([.B11]*([.B11]+1)/2)" office:value-type="float" office:value="4999999850000000" calcext:value-type="float">
            <text:p>4,999,999,850,000,000</text:p>
          </table:table-cell>
          <table:table-cell/>
        </table:table-row>
        <table:table-row table:style-name="ro2">
          <table:table-cell table:style-name="ce4" office:value-type="float" office:value="1000000000" calcext:value-type="float">
            <text:p>1,000,000,000</text:p>
          </table:table-cell>
          <table:table-cell table:formula="of:=[.A12:.A20]-1" office:value-type="float" office:value="999999999" calcext:value-type="float">
            <text:p>999,999,999</text:p>
          </table:table-cell>
          <table:table-cell table:formula="of:=[.B12]*[.B12]" office:value-type="float" office:value="9.99999998E+017" calcext:value-type="float">
            <text:p>999,999,998,000,000,000</text:p>
          </table:table-cell>
          <table:table-cell table:formula="of:=[.B12]*([.B12]+1)/2" office:value-type="float" office:value="4.999999995E+017" calcext:value-type="float">
            <text:p>499,999,999,500,000,000</text:p>
          </table:table-cell>
          <table:table-cell table:formula="of:=([.B12]*[.B12])-([.B12]*([.B12]+1)/2)" office:value-type="float" office:value="4.999999985E+017" calcext:value-type="float">
            <text:p>499,999,998,500,000,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20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0" number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0:52:18.352189892</meta:creation-date>
    <dc:date>2024-12-21T13:22:59.534279719</dc:date>
    <meta:editing-duration>PT2H41M27S</meta:editing-duration>
    <meta:editing-cycles>3</meta:editing-cycles>
    <meta:generator>LibreOffice/24.2.7.2$Linux_X86_64 LibreOffice_project/420$Build-2</meta:generator>
    <meta:document-statistic meta:table-count="1" meta:cell-count="55" meta:object-count="0"/>
  </office:meta>
</office:document-meta>
</file>